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align="justify" style:justify-single-word="false" fo:text-indent="-0.499cm" style:auto-text-indent="false">
        <style:tab-stops/>
      </style:paragraph-properties>
      <style:text-properties style:use-window-font-color="true" fo:background-color="transparent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background-color="transparent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fo:font-style="normal" fo:font-weight="bold" fo:background-color="transparent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fo:font-style="normal" fo:background-color="transparent" style:font-style-asian="normal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fo:font-weight="normal" fo:background-color="transparent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fo:font-weight="bold" fo:background-color="transparent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84d1" fo:background-color="transparent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84d1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84d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style:font-name="Times New Roman1" fo:background-color="transparent"/>
    </style:style>
    <style:style style:name="T12" style:family="text">
      <style:text-properties style:font-name="Times New Roman" fo:background-color="transparent"/>
    </style:style>
    <style:style style:name="T13" style:family="text">
      <style:text-properties fo:background-color="transparent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8335712" text:style-name="L1">
        <text:list-item>
          <text:p text:style-name="P2"><text:bookmark text:name="01 ZASADY OGÓLNE"/>ZASADY OGÓLNE</text:p>
          <text:list>
            <text:list-item>
              <text:p text:style-name="P2">Pojęcia</text:p>
              <text:list>
                <text:list-item>
                  <text:p text:style-name="P2">Gra podzielona jest na rozgrywki, czyli przepłynięcie okrętów Hiszpanów z lewej strony planszy na prawą.</text:p>
                </text:list-item>
                <text:list-item>
                  <text:p text:style-name="P2">Rozgrywka dzieli się na etapy, w którego skład wchodzą kolejno: ustalenie siły i kierunku wiatru, poruszanie wraków, tury graczy.</text:p>
                </text:list-item>
                <text:list-item>
                  <text:p text:style-name="P2">Warunki zwycięstwa ustalane są przez graczy (<text:span text:style-name="T7">ruleset</text:span>).</text:p>
                </text:list-item>
              </text:list>
            </text:list-item>
            <text:list-item>
              <text:p text:style-name="P2">Przemieszczanie marynarzy na okręcie</text:p>
              <text:list>
                <text:list-item>
                  <text:p text:style-name="P2">Podczas jednej tury można przesunąć marynarzy tylko o jedno pole (np. <text:span text:style-name="T1">baterie</text:span>-<text:span text:style-name="T1">w ruchu</text:span>)</text:p>
                </text:list-item>
                <text:list-item>
                  <text:p text:style-name="P2">Marynarze mogą poruszać się między wszystkimi działami, ale w jednej turze jedna załoga może oddać strzał tylko z jednego działa.</text:p>
                </text:list-item>
              </text:list>
            </text:list-item>
          </text:list>
        </text:list-item>
        <text:list-item>
          <text:p text:style-name="P2"><text:bookmark text:name="02 JEDNOSTKI BOJOWE"/>JEDNOSTKI BOJOWE</text:p>
          <text:list>
            <text:list-item>
              <text:p text:style-name="P2">Działa nie mogą być przesuwane (wyjątek: patrz pkt 14)</text:p>
            </text:list-item>
            <text:list-item>
              <text:p text:style-name="P9">Istnieją trzy stanowiska bojowe dla marynarzy: <text:span text:style-name="T1">pokład</text:span><text:span text:style-name="T3">,</text:span><text:span text:style-name="T1"> w ruchu</text:span><text:span text:style-name="T3"> oraz </text:span><text:span text:style-name="T1">baterie</text:span><text:span text:style-name="T3">.</text:span></text:p>
            </text:list-item>
            <text:list-item>
              <text:p text:style-name="P3">Modyfikacje:<text:span text:style-name="T9"> marynarze nie są przyporządkowani do poszczególnych dział („żetonami”), lecz w przedziale zaznaczona jest ilość marynarzy gotowych i już użytych</text:span></text:p>
            </text:list-item>
            <text:list-item>
              <text:p text:style-name="P10">Do obsługi dział potrzeba odpowiednio marynarzy: 2 dla lekkiego, 3 dla średniego, 4 dla ciężkiego.</text:p>
            </text:list-item>
            <text:list-item>
              <text:p text:style-name="P4">Do obsługi żagli potrzeba po 2 marynarzy na każdy węzeł.</text:p>
            </text:list-item>
            <text:list-item>
              <text:p text:style-name="P4">Jednostki hiszpańskie są na początku rozgrywki są zapełniane srebrem (częściowo lub całkowicie, zgodnie z wolą wicekróla).</text:p>
            </text:list-item>
          </text:list>
        </text:list-item>
        <text:list-item>
          <text:p text:style-name="P2"><text:bookmark-start text:name="03 GRACZE"/>GRACZE<text:bookmark-end text:name="03 GRACZE"/></text:p>
          <text:list>
            <text:list-item>
              <text:p text:style-name="P2">Pasadena</text:p>
              <text:list>
                <text:list-item>
                  <text:p text:style-name="P2">Od każdych bezpiecznie doprowadzonych 100t srebra dostaje 200d.</text:p>
                </text:list-item>
              </text:list>
            </text:list-item>
            <text:list-item>
              <text:p text:style-name="P2">Elmeth</text:p>
              <text:list>
                <text:list-item>
                  <text:p text:style-name="P2">Dostaje 150d za każdą zatopioną jednostkę wroga.</text:p>
                </text:list-item>
                <text:list-item>
                  <text:p text:style-name="P2">Połowę zdobytego srebra oddaje do skarbca (dostaje 1d za każdą zdobytą tonę).</text:p>
                </text:list-item>
                <text:list-item>
                  <text:p text:style-name="P2">Połowę zdobytego srebra może zachować dla siebie.</text:p>
                </text:list-item>
              </text:list>
            </text:list-item>
            <text:list-item>
              <text:p text:style-name="P2">Sidonia</text:p>
              <text:list>
                <text:list-item>
                  <text:p text:style-name="P2">Dostaje 50d za każde bezpiecznie doprowadzone przez Pasadenę 100t srebra.</text:p>
                </text:list-item>
              </text:list>
            </text:list-item>
            <text:list-item>
              <text:p text:style-name="P2">Pleensy</text:p>
              <text:list>
                <text:list-item>
                  <text:p text:style-name="P2">Połowę zdobytego srebra może zachować dla siebie.</text:p>
                </text:list-item>
              </text:list>
            </text:list-item>
          </text:list>
        </text:list-item>
        <text:list-item>
          <text:p text:style-name="P2"><text:bookmark text:name="04  UKŁADY"/>UKŁADY</text:p>
          <text:list>
            <text:list-item>
              <text:p text:style-name="P2">Układy mogą dotyczyć współpracy, pożyczek (także na procent), wypożyczania jednostek, dział i marynarzy.</text:p>
            </text:list-item>
            <text:list-item>
              <text:p text:style-name="P2">Układy można zawierać jawnie, przy sojusznikach lub tajnie.</text:p>
            </text:list-item>
            <text:list-item>
              <text:p text:style-name="P2">Układy można łamać w każdym momencie (nie dotyczy tych ze skutkiem natychmiastowym, np. sprzedaży jednostki). Oznacza to np. brak konieczności oddania pożyczonego okrętu.</text:p>
            </text:list-item>
            <text:list-item>
              <text:p text:style-name="P2">Hiszpanie nie mogą z nikim zawierać sojuszy (<text:span text:style-name="T7">ruleset</text:span>).</text:p>
            </text:list-item>
          </text:list>
        </text:list-item>
        <text:list-item>
          <text:p text:style-name="P2"><text:bookmark text:name="05 POJĘCIA I REGUŁY"/>POJĘCIA I REGUŁY</text:p>
          <text:list>
            <text:list-item>
              <text:p text:style-name="P2">Bank</text:p>
              <text:list>
                <text:list-item>
                  <text:p text:style-name="P2">Z banku można przed rozgrywką wziąć pożyczkę do 1000d.</text:p>
                </text:list-item>
                <text:list-item>
                  <text:p text:style-name="P2">Pożyczkę należy zwrócić po jednej rozgrywce.</text:p>
                </text:list-item>
                <text:list-item>
                  <text:p text:style-name="P2">Odsetki od pożyczki wynoszą 30%.</text:p>
                </text:list-item>
                <text:list-item>
                  <text:p text:style-name="P2">W przypadku niespłacenia pożyczki gracz odpada z gry.</text:p>
                </text:list-item>
                <text:list-item>
                  <text:p text:style-name="P2">Nie można posiadać jednocześnie dwóch wziętych pożyczek.</text:p>
                </text:list-item>
              </text:list>
            </text:list-item>
            <text:list-item>
              <text:p text:style-name="P2">Okręt sojuszniczy: okręt, z którego właścicielem gracz w danej chwili nie prowadzi wojny</text:p>
              <text:p text:style-name="P2"><text:span text:style-name="T7">Mod:</text:span> (...) jest w danej chwili w sojuszu.</text:p>
            </text:list-item>
            <text:list-item>
              <text:p text:style-name="P2">Okręt flagowy</text:p>
              <text:list>
                <text:list-item>
                  <text:p text:style-name="P5">Jest to okręt, na którym aktualnie znajduje się dowódca.</text:p>
                </text:list-item>
                <text:list-item>
                  <text:p text:style-name="P2">Flagowiec może opuścić planszę tylko gdy zostanie zniesiony przez silny wiatr lub dryf lub gdy jest on równocześnie ostatnim okrętem floty.</text:p>
                </text:list-item>
                <text:list-item>
                  <text:p text:style-name="P2">Dowódca ginie jako ostatni członek załogi.</text:p>
                </text:list-item>
                <text:list-item>
                  <text:p text:style-name="P2">Jeśli flagowiec zostanie zatopiony, dowódca automatycznie ginie.</text:p>
                </text:list-item>
                <text:list-item>
                  <text:p text:style-name="P2">Śmierć dowódcy oznacza koniec gry dla danego gracza.</text:p>
                </text:list-item>
                <text:list-item>
                  <text:p text:style-name="P2"><text:soft-page-break/>Jeśli flagowiec zostanie zdobyty abordażem, dowódca dostaje się do niewoli i musi po zakończeniu rozgrywki wynegocjować warunki wykupienia.</text:p>
                </text:list-item>
                <text:list-item>
                  <text:p text:style-name="P2">Brak porozumienia w sprawie wykupienia dowódcy oznacza koniec gry dla danego gracza.</text:p>
                </text:list-item>
                <text:list-item>
                  <text:p text:style-name="P2">Więzionemu dowódcy można skonfiskować część majątku.</text:p>
                </text:list-item>
                <text:list-item>
                  <text:p text:style-name="P2">Aby wykupiony z niewoli dowódca mógł kontynuować grę, musi posiadać co najmniej jeden okręt (w przeciwnym wypadku odpada z gry).</text:p>
                </text:list-item>
                <text:list-item>
                  <text:p text:style-name="P2">Dowódcę można odbić, gdy po gracz lub jego sojusznik zdobędzie okręt , na którym dowódca jest więziony.</text:p>
                  <text:p text:style-name="P2"><text:span text:style-name="T7">Mod:</text:span><text:span text:style-name="T9"> Uwięziony</text:span> dowódca, po zdobyciu statku, zostaje przeniesiony na pole <text:span text:style-name="T1">w ruchu </text:span><text:span text:style-name="T3">(to zapobiega jego śmierci w przypadku sztormu czy ostrzału artyleryjskiego).</text:span></text:p>
                </text:list-item>
              </text:list>
            </text:list-item>
            <text:list-item>
              <text:p text:style-name="P2">Ucieczka lub wycofanie</text:p>
              <text:list>
                <text:list-item>
                  <text:p text:style-name="P2">Z ucieczką lub wycofaniem mamy do czynienia, gdy wypłynie on poza planszę w obrębie swego pola startu.</text:p>
                </text:list-item>
                <text:list-item>
                  <text:p text:style-name="P2">Jednostka, która wypłynęła poza planszę nie może na nią powrócić w tej samej rozgrywce.</text:p>
                </text:list-item>
              </text:list>
            </text:list-item>
            <text:list-item>
              <text:p text:style-name="P2">Zdobycie jednostki</text:p>
              <text:list>
                <text:list-item>
                  <text:p text:style-name="P5">Jednostka zostaje zdobyta, gdy poza atakującymi ją w czasie abordażu nie zostanie na jej pokładzie nie zostanie ani jeden marynarz.</text:p>
                  <text:p text:style-name="P2"><text:span text:style-name="T5">Uwaga</text:span><text:span text:style-name="T4">: Podczas walk abordażowych dowódcy nie wliczają się do ilości marynarzy (okręt zostaje zdobyty jeśli tylko nie ma na nim </text:span><text:span text:style-name="T6">marynarzy</text:span><text:span text:style-name="T4"> wroga).</text:span></text:p>
                  <text:p text:style-name="P2"><text:span text:style-name="T7">Uwaga</text:span>: Jeśli abordażu dokonało kilku graczy, to okręt zdobywa ten, który posiada na pokładzie tego okrętu najwięcej marynarzy.</text:p>
                </text:list-item>
                <text:list-item>
                  <text:p text:style-name="P6">Okręt można zdobyć poprzez odprowadzenie go na własne pola startowe, nawet z wrogimi marynarzami pod pokładem.</text:p>
                  <text:p text:style-name="P6"><text:span text:style-name="T7">Uwaga</text:span>: Pokład musi być kontrolowany przez marynarzy tego gracza (lub jego sojuszników), na którego pole startowe ten okręt wpłynął. W przeciwnym razie mamy do czynienia z internowaniem.</text:p>
                </text:list-item>
              </text:list>
            </text:list-item>
            <text:list-item>
              <text:p text:style-name="P6">Internowanie</text:p>
              <text:list>
                <text:list-item>
                  <text:p text:style-name="P6">Z internowaniem mamy do czynienia, gdy dany okręt wpłynie na wody gracza, z którym nie pozostaje w sojuszu.</text:p>
                </text:list-item>
                <text:list-item>
                  <text:p text:style-name="P6">Warunki wykupu ustalane indywidualnie.</text:p>
                </text:list-item>
                <text:list-item>
                  <text:p text:style-name="P6">Brak porozumienia oznacza konieczność wystawienia statku na licytację (zyski z niej wędrują do kieszeni gracza internującego) lub zatopienia go.</text:p>
                </text:list-item>
                <text:list-item>
                  <text:p text:style-name="P6">Okrętu internowanego nie można zawłaszczyć.</text:p>
                </text:list-item>
                <text:list-item>
                  <text:p text:style-name="P6">Okręty par graczy hiszpańskich i angielskich zwracane są automatycznie (w takim stanie, w jakim dostały się do niewoli).</text:p>
                </text:list-item>
                <text:list-item>
                  <text:p text:style-name="P6">Zatopione okręty wracają do puli banku (można je kupić w przerwie pomiędzy rozgrywkami).</text:p>
                </text:list-item>
              </text:list>
            </text:list-item>
          </text:list>
        </text:list-item>
        <text:list-item>
          <text:p text:style-name="P2"><text:bookmark-start text:name="06 POCZĄTEK GRY"/>POCZĄTEK GRY<text:bookmark-end text:name="06 POCZĄTEK GRY"/></text:p>
          <text:list>
            <text:list-item>
              <text:p text:style-name="P2">Początek gry ma miejsce po zawiązaniu sojuszy, rozmieszczeniu dowódców i ustawieniu jednostek na polach startowych.</text:p>
            </text:list-item>
            <text:list-item>
              <text:p text:style-name="P2">Piraci mają prawo rozmieścić swe jednostki na polach startowych swych sojuszników.</text:p>
            </text:list-item>
            <text:list-item>
              <text:p text:style-name="P2">Kolejność operacji w obrębie <text:span text:style-name="T1">etapu</text:span>: ustalenie siły i kierunku wiatru, poruszanie wraków, tury graczy</text:p>
            </text:list-item>
            <text:list-item>
              <text:p text:style-name="P2">Operacje wchodzące w skład tury gracza: ruch okrętów, salwy artyleryjskie, przemieszczanie marynarzy, przeładunek.</text:p>
            </text:list-item>
            <text:list-item>
              <text:p text:style-name="P2">Gracz zaczynający grę wyznaczany jest losowo, kolejni gracze według wskazówek zegara.</text:p>
              <text:p text:style-name="P7"><text:span text:style-name="T8">Mod</text:span><text:span text:style-name="T10">: Pierwszy gracz wyznaczany jest losowo, a kolejni poruszają się w uprzednio wyznaczonym cyklu (zadeklarowania stałych w programie...)</text:span></text:p>
            </text:list-item>
            <text:list-item>
              <text:p text:style-name="P2">W przypadku abordażu wszyscy związani walką abordażową mają na zakończenie każdego etapu dodatkową, wspólną turę na rozstrzygnięcie walk.</text:p>
            </text:list-item>
          </text:list>
        </text:list-item>
        <text:list-item>
          <text:p text:style-name="P2"><text:bookmark text:name="07 OKREŚLANIE SIŁY I KIERUNKU WIATRU"/>OKREŚLANIE SIŁY I KIERUNKU WIATRU</text:p>
          <text:list>
            <text:list-item>
              <text:p text:style-name="P9">Na początku rozgrywki gracze rzucają dwukrotnie kostką, określając wiatr wiejący w pierwszej turze danej gry. Pierwszy rzut wyznacza siłę wiatru, drugi określa kierunek wiatru.</text:p>
            </text:list-item>
            <text:list-item>
              <text:p text:style-name="P9">Na początku każdego etapu również rzuca się dwa razy kostką. Pierwszy rzut: 1 – kierunek <text:soft-page-break/>zmienia się o jeden zgodnie z ruchem wskazówek zegara, 6 – o jednej przeciwnie do ruchu wskazówek zegara. Drugi rzut: 1,2 – wiatr osłabł o jeden stopień, 5,6 – wiatr wzmógł się o jeden stopień.</text:p>
            </text:list-item>
          </text:list>
        </text:list-item>
        <text:list-item>
          <text:p text:style-name="P2"><text:bookmark-start text:name="08 PORUSZANIE OKRĘTAMI"/>PORUSZANIE OKRĘTAMI<text:bookmark-end text:name="08 PORUSZANIE OKRĘTAMI"/></text:p>
          <text:list>
            <text:list-item>
              <text:p text:style-name="P2">Zasada obliczania ilości możliwych do przebycia pól: (aktualna prędkość przeciętna + siła wiatru):współczynnik kierunku = ilość pól możliwych do przebycia</text:p>
            </text:list-item>
            <text:list-item>
              <text:p text:style-name="P2">Wynik równania ruchu zaokrąglany jest w dół.</text:p>
            </text:list-item>
            <text:list-item>
              <text:p text:style-name="P11"><text:span text:style-name="T13">Współczynniki kierunku: 3.5 – z wiatrem, 5 – pod kątem 60</text:span><text:span text:style-name="T11">º</text:span><text:span text:style-name="T12">, 7 – pod kątem 120</text:span><text:span text:style-name="T11">º do wiatru</text:span></text:p>
            </text:list-item>
            <text:list-item>
              <text:p text:style-name="P9">Nie można poruszać się pod wiatr.</text:p>
            </text:list-item>
            <text:list-item>
              <text:p text:style-name="P2">Zwrot można wykonać tylko przed lub po wykonaniu ruchu (można podzielić obrót na oba te momenty).</text:p>
              <text:p text:style-name="P2"><text:span text:style-name="T7">Uwaga</text:span><text:span text:style-name="T9">: nie jest dopuszczalny manewr: </text:span><text:span text:style-name="T2">ruch-zwrot-ruch</text:span><text:span text:style-name="T9">, a jedynie </text:span><text:span text:style-name="T2">[zwrot]-ruch-[zwrot]</text:span></text:p>
              <text:p text:style-name="P2"><text:span text:style-name="T7">Uwaga</text:span><text:span text:style-name="T9">: nie jest możliwe dzielenie ruchu (nawet bez wykonywania pomiędzy jednym ruchem a drugim jakichkolwiek operacji).</text:span></text:p>
              <text:p text:style-name="P2"><text:span text:style-name="T7">Uwaga</text:span><text:span text:style-name="T9">: nie można obracać okrętu holującego tak, by jego dziób wskazywał na heks zajęty przez okręt holowany.</text:span></text:p>
            </text:list-item>
          </text:list>
        </text:list-item>
        <text:list-item>
          <text:p text:style-name="P2"><text:bookmark-start text:name="09 SZTORM"/>SZTORM<text:bookmark-end text:name="09 SZTORM"/></text:p>
          <text:list>
            <text:list-item>
              <text:p text:style-name="P2">Gdy siła wiatru wynosi 8,9 lub 10, po zakończeniu swego normalnego ruchu każdy okręt przesuwany jest o jedno pole z wiatrem. Zwrot okrętu nie ulega zmianie.</text:p>
            </text:list-item>
            <text:list-item>
              <text:p text:style-name="P2">Gdy siła wiatru wynosi 11 lub 12, po zakończeniu swego normalnego ruchu każdy okręt przesuwany jest o dwa pole z wiatrem. Zwrot okrętu nie ulega zmianie.</text:p>
            </text:list-item>
            <text:list-item>
              <text:p text:style-name="P6">W przypadku sztormu każdy okręt po zakończeniu normalnego ruchu (lub rezygnując z niego) porusza się z wiatrem odpowiednio o 1 lub 2 pola z wiatrem (w zależności od jego siły).</text:p>
              <text:p text:style-name="P2"><text:span text:style-name="T7">Mod</text:span><text:span text:style-name="T9">: ruch okrętów dokonywany jest w specjalnej „turze sztormu”</text:span></text:p>
            </text:list-item>
            <text:list-item>
              <text:p text:style-name="P6">Jeśli siła wiatru przekroczy 10, to na początku swojej kolejki każdy gracz musi sprawdzić, czy jego okręty nie poniosły uszkodzeń.</text:p>
              <text:p text:style-name="P6"><text:span text:style-name="T7">Mod</text:span>: sprawdzanie uszkodzeń dokonywane jest w specjalnej „turze sztormu”</text:p>
            </text:list-item>
            <text:list-item>
              <text:p text:style-name="P9">Wyrzucenie 5 lub 6 oznacza, że na danym okręcie wydarzyło się nieszczęście.</text:p>
            </text:list-item>
            <text:list-item>
              <text:p text:style-name="P2">Nieszczęścia</text:p>
              <text:list>
                <text:list-item>
                  <text:p text:style-name="P2">Podarcie żagli</text:p>
                  <text:list>
                    <text:list-item>
                      <text:p text:style-name="P2">Do ich założenia na pokład należy przesunąć przynajmniej 4 dodatkowych marynarzy.</text:p>
                      <text:p text:style-name="P2"><text:span text:style-name="T7">Uwaga</text:span><text:span text:style-name="T9">: mogą to być marynarze sojusznika</text:span></text:p>
                    </text:list-item>
                    <text:list-item>
                      <text:p text:style-name="P2"><text:span text:style-name="T9">Jeśli zostali oni przesunięci, to </text:span>w następnej turze zakładają żagle.</text:p>
                    </text:list-item>
                    <text:list-item>
                      <text:p text:style-name="P2">Gdy wiatr osłabnie poniżej 10, żagle wciągane są natychmiast</text:p>
                    </text:list-item>
                  </text:list>
                </text:list-item>
                <text:list-item>
                  <text:p text:style-name="P2">Wypadnięcie działa</text:p>
                  <text:p text:style-name="P2"><text:span text:style-name="T7">Uwaga</text:span><text:span text:style-name="T9">: jeśli żadne działo nie wypadło (bo żadnego nie było w danym przedziale), to okręt nie ponosi uszkodzeń kadłuba</text:span></text:p>
                </text:list-item>
              </text:list>
            </text:list-item>
          </text:list>
        </text:list-item>
        <text:list-item>
          <text:p text:style-name="P2"><text:bookmark-start text:name="10 STRZAŁY"/>STRZAŁY<text:bookmark-end text:name="10 STRZAŁY"/></text:p>
          <text:list>
            <text:list-item>
              <text:p text:style-name="P2">Aby można było oddać strzał z działa, musi być ono w pełni obsadzone.</text:p>
            </text:list-item>
            <text:list-item>
              <text:p text:style-name="P2">Z każdego działa można podczas danej tury strzelić tylko raz.</text:p>
            </text:list-item>
            <text:list-item>
              <text:p text:style-name="P2">Na linii strzału nie może znajdować się inna jednostka, wrak lub wyspa.</text:p>
            </text:list-item>
            <text:list-item>
              <text:p text:style-name="P2">Pocisk trafia w cel, jeśli wynik rzutu kostką jest większy o przynajmniej dwa oczka od odległości między jednostkami.</text:p>
            </text:list-item>
          </text:list>
        </text:list-item>
        <text:list-item>
          <text:p text:style-name="P2"><text:bookmark-start text:name="11 TARANOWANIE"/>TARANOWANIE<text:bookmark-end text:name="11 TARANOWANIE"/></text:p>
          <text:list>
            <text:list-item>
              <text:p text:style-name="P2">Taranowany odnosi uszkodzenia w wysokości aktualnej wytrzymałości taranującego, zaś od jego manewrowości odejmuje się jeden punkt, a od prędkości cztery węzły.</text:p>
            </text:list-item>
            <text:list-item>
              <text:p text:style-name="P2">Taranujący odnosi uszkodzenia w wysokości połowy pierwotnej wytrzymałości taranowanego, a po wyrzuceniu 6 – dodatkowo jeden punkt manewru.</text:p>
            </text:list-item>
            <text:list-item>
              <text:p text:style-name="P2">Taranowanie kończy ruch obu jednostek.</text:p>
            </text:list-item>
            <text:list-item>
              <text:p text:style-name="P2">Taranowanie może być wstępem do natychmiastowego przeprowadzenia abordażu ze strony taranującego.</text:p>
            </text:list-item>
          </text:list>
        </text:list-item>
        <text:list-item>
          <text:p text:style-name="P2"><text:bookmark-start text:name="12 ABORDAŻ"/>ABORDAŻ<text:bookmark-end text:name="12 ABORDAŻ"/></text:p>
          <text:list>
            <text:list-item>
              <text:p text:style-name="P2">Abordaż oznacza przesunięcie własnych marynarzy na pokład wrogiej jednostki, znajdującej się na sąsiednim heksie.</text:p>
            </text:list-item>
            <text:list-item>
              <text:p text:style-name="P2">Etap tury abordażowej</text:p>
              <text:list>
                <text:list-item>
                  <text:p text:style-name="P2"><text:soft-page-break/>Przesunięcie własnych marynarzy na wrogiej jednostce (zasady jak w pkt 1.2.1)</text:p>
                </text:list-item>
                <text:list-item>
                  <text:p text:style-name="P2">Określenie strat zadanych przez każdą z grup marynarzy</text:p>
                  <text:list>
                    <text:list-item>
                      <text:p text:style-name="P2">Należy wybrać grupę przeciwników (grupa taka składa się z graczy będących ze sobą w sojuszu), w przypadku gdy jest ich kilka.</text:p>
                    </text:list-item>
                    <text:list-item>
                      <text:p text:style-name="P2">W każdym z pomieszczeń pierwszy rzuca gracz atakujący</text:p>
                      <text:p text:style-name="P2"><text:span text:style-name="T7">Mod</text:span><text:span text:style-name="T9">: gdy kilku graczy atakuje, rzucają oni w z góry zdefiniowanej kolejności</text:span></text:p>
                    </text:list-item>
                    <text:list-item>
                      <text:p text:style-name="P2">Tylko podczas pierwszej tury ataku obrońca rzuca pierwszy i dodatkowo mnoży wynik rzutu przez dwa.</text:p>
                    </text:list-item>
                    <text:list-item>
                      <text:p text:style-name="P2">Straty dzielone są po równo na każdego z graczy grupy.</text:p>
                    </text:list-item>
                  </text:list>
                </text:list-item>
                <text:list-item>
                  <text:p text:style-name="P2">Podjęcie próby sabotażu</text:p>
                  <text:list>
                    <text:list-item>
                      <text:p text:style-name="P2">Gdy w pomieszczeniu znajdują się marynarze tylko jednej ze stron, sabotaż udaje się gdy suma dwóch rzutów kostką jest mniejsza od liczby marynarzy w tej grupie.</text:p>
                    </text:list-item>
                    <text:list-item>
                      <text:p text:style-name="P2">Gdy w pomieszczeniu znajdują się wrogowie, aby dokonać sabotażu trzeba zrezygnować z określenia strat wrogom. Sabotaż udaje się gdy suma trzech rzutów kostką jest mniejsza od przewagi własnych marynarzy.</text:p>
                    </text:list-item>
                    <text:list-item>
                      <text:p text:style-name="P2">Sabotaż na podkładzie</text:p>
                      <text:list>
                        <text:list-item>
                          <text:p text:style-name="P2">Spadek prędkości o jeden węzeł, gdy okręt nie jest holowany.</text:p>
                        </text:list-item>
                        <text:list-item>
                          <text:p text:style-name="P2">Zerwanie liny holowniczej, gdy okręt jest holowany.</text:p>
                        </text:list-item>
                      </text:list>
                    </text:list-item>
                    <text:list-item>
                      <text:p text:style-name="P2">Sabotaż pod pokładem: zniszczenie wybranego działa.</text:p>
                    </text:list-item>
                    <text:list-item>
                      <text:p text:style-name="P2">Wysadzenie okrętu</text:p>
                      <text:list>
                        <text:list-item>
                          <text:p text:style-name="P2">W przypadku udanej próby sabotażu można wysadzić cały okręt (po wyrzuceniu 6).</text:p>
                        </text:list-item>
                        <text:list-item>
                          <text:p text:style-name="P2">Jednostki sczepione ze zniszczonym okrętem <text:span text:style-name="T14">burtami</text:span> ponoszą uszkodzenia kadłuba w wysokości trzech rzutów kostką (dla każdej z nich uszkodzenia liczone są osobno), a ich prędkość spada o jeden węzeł.</text:p>
                        </text:list-item>
                        <text:list-item>
                          <text:p text:style-name="P2">Na pokładach wszystkich jednostkach sczepionych straty ponoszą marynarze, dla każdego gracza obliczane są one osobno (poprzez jeden rzut kostką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Okręty toczące walkę abordażową traktuje się jak sczepione (nie mogą wykonywać ruchu).</text:p>
            </text:list-item>
            <text:list-item>
              <text:p text:style-name="P2">Kolejność działań: ruch agresora, ruch obrońcy, ataki agresora, ataki obrońcy, próby sabotażu agresora, próby sabotażu obrońcy.</text:p>
            </text:list-item>
            <text:list-item>
              <text:p text:style-name="P2">Istnieje możliwość poddania części lub wszystkich swoich marynarzy.</text:p>
            </text:list-item>
            <text:list-item>
              <text:p text:style-name="P2">Okręt, na którym pod podkładem toczy się walka nie może prowadzić ognia artyleryjskiego.</text:p>
            </text:list-item>
            <text:list-item>
              <text:p text:style-name="P2">Okręt, na którym pod podkładem toczy się walka staje się łatwiejszym celem dla ognia przeciwnika (+1 do celności), a straty w marynarzach pod pokładem należy odliczyć od każdej z grup. Straty są proporcjonalne do udziału oddziałów gracza w danej grupie.</text:p>
            </text:list-item>
            <text:list-item>
              <text:p text:style-name="P2">Wyjście z abordażu</text:p>
              <text:list>
                <text:list-item>
                  <text:p text:style-name="P2">Gdy na początku fazy przesuwania ludzi na pokładzie danej jednostki znajdują się tylko marynarze jednej ze stron, mogą oni odczepić statek i wyjść z abordażu.</text:p>
                </text:list-item>
                <text:list-item>
                  <text:p text:style-name="P2">Ruch ten jest wykonywalny pod warunkiem, że jednostka nie stoi właśnie dziobem pod wiatr i może się poruszać, a heks przed nią jest wolny.</text:p>
                </text:list-item>
                <text:list-item>
                  <text:p text:style-name="P2">Jednostka, która wyszła z abordażu porusza się automatycznie o jedno pole do przodu.</text:p>
                </text:list-item>
              </text:list>
            </text:list-item>
            <text:list-item>
              <text:p text:style-name="P2">Jeśli na pokładzie znajdują się marynarze tylko jednej ze stron, przejmują oni kontrolę nad ruchem statku.</text:p>
            </text:list-item>
            <text:list-item>
              <text:p text:style-name="P2">Jeśli na pokładzie znajdują się marynarze tylko jednej ze stron, można taki okręt wziąć na hol.</text:p>
            </text:list-item>
            <text:list-item>
              <text:p text:style-name="P2">Samo wydostanie się marynarzy na podkład nie przerywa procesu holowania, a jedynie unieruchamia zespół holowniczy.</text:p>
            </text:list-item>
            <text:list-item>
              <text:p text:style-name="P2">Jeśli w przedziale działowym znajdują się marynarze tylko jednej ze stron, to mogą oni prowadzić ogień artyleryjski.</text:p>
            </text:list-item>
          </text:list>
        </text:list-item>
        <text:list-item>
          <text:p text:style-name="P2"><text:bookmark-start text:name="13 ZDOBYWANIE OKRĘTU"/>ZDOBYWANIE OKRĘTU<text:bookmark-end text:name="13 ZDOBYWANIE OKRĘTU"/> (patrz pkt 5.4)</text:p>
        </text:list-item>
        <text:list-item>
          <text:p text:style-name="P2"><text:bookmark text:name="14 PRZEŁADUNEK"/>PRZEŁADUNEK</text:p>
          <text:list>
            <text:list-item>
              <text:p text:style-name="P2">Srebra, marynarzy i dowódców możliwy między okrętami sojuszniczymi, dział tylko między okrętami jednego gracza.</text:p>
            </text:list-item>
            <text:list-item>
              <text:p text:style-name="P9">Możliwy tylko gdy jednostki stoją na sąsiednich heksach.</text:p>
            </text:list-item>
            <text:list-item>
              <text:p text:style-name="P2">Przeniesione działa mogą zastąpić armaty tego samego lub większego kalibru (nie można przekroczyć limitów ilościowych określonych w tabeli parametrów okrętów)</text:p>
            </text:list-item>
            <text:list-item>
              <text:p text:style-name="P2"><text:soft-page-break/>Nie można przenosić dział ciężkich.</text:p>
            </text:list-item>
            <text:list-item>
              <text:p text:style-name="P2">Okręty w trakcie przeładunku traktuje się jak sczepione.</text:p>
            </text:list-item>
            <text:list-item>
              <text:p text:style-name="P2">Odczepienie okrętu wymaga poświęcenia tury ruchu.</text:p>
            </text:list-item>
            <text:list-item>
              <text:p text:style-name="P8">Uwaga<text:span text:style-name="T9">: działa można ustawiać na stanowiskach bojowych tylko podczas przeładunku. Po jego zakończeniu nie jest możliwe przeniesienie dział z ładowni na stanowiska bojowe.</text:span></text:p>
            </text:list-item>
            <text:list-item>
              <text:p text:style-name="P8">Uwaga<text:span text:style-name="T9">: Marynarze wykorzystywani podczas przeładunku brani są z pola </text:span><text:span text:style-name="T2">w ruchu</text:span></text:p>
            </text:list-item>
            <text:list-item>
              <text:p text:style-name="P4">Po wykorzystaniu możemy pusty okręt np. wysadzić w powietrze (po podłożeniu ładunku okręt wybucha w następnej turze).</text:p>
            </text:list-item>
          </text:list>
        </text:list-item>
        <text:list-item>
          <text:p text:style-name="P2"><text:bookmark text:name="15 WRAKI"/>WRAKI</text:p>
          <text:list>
            <text:list-item>
              <text:p text:style-name="P2">Wrak: jednostka pozbawiona załogi lub z podartymi żaglami</text:p>
            </text:list-item>
            <text:list-item>
              <text:p text:style-name="P2">Porusza się zawsze o jedno pole z wiatrem, ustawiając dziób w kierunku do którego wieje.</text:p>
            </text:list-item>
            <text:list-item>
              <text:p text:style-name="P2">Gdy siła wiatru przekroczy 10, po przesunięciu należy rzucić kostką (gdy wypadnie 6, wrak zatonął).</text:p>
            </text:list-item>
            <text:list-item>
              <text:p text:style-name="P2">Wrak, który przekroczy granicę planszy traktowany jest jak zatopiony.</text:p>
            </text:list-item>
            <text:list-item>
              <text:p text:style-name="P2">Jeśli wrak znajdzie się na mieliźnie, to automatycznie na niej osiada.</text:p>
            </text:list-item>
            <text:list-item>
              <text:p text:style-name="P2">Jedynie huragan może zepchnąć wrak z mielizny.</text:p>
            </text:list-item>
            <text:list-item>
              <text:p text:style-name="P2">Każdy okręt może dokonywać z wrakiem przeładunku.</text:p>
            </text:list-item>
            <text:list-item>
              <text:p text:style-name="P2">Wrak pozostający na planszy do końca rozgrywki może być kupiony od banku w następnej rozgrywce jako dowolny, nowy okręt.</text:p>
            </text:list-item>
          </text:list>
        </text:list-item>
        <text:list-item>
          <text:p text:style-name="P2"><text:bookmark text:name="16 HOLOWANIE"/>HOLOWANIE</text:p>
          <text:list>
            <text:list-item>
              <text:p text:style-name="P2">Jednostka holująca musi mieć wytrzymałość co najmniej równą połowie wytrzymałości jednostki holowanej.</text:p>
            </text:list-item>
            <text:list-item>
              <text:p text:style-name="P2">Aktualna prędkość i manewrowość jednostki która będzie pełniła rolę holownika musi wynosić co najmniej po jednym punkcie.</text:p>
            </text:list-item>
            <text:list-item>
              <text:p text:style-name="P2">Jedna jednostka może holować lub być holowana tylko przez jedną jednostkę jednocześnie.</text:p>
            </text:list-item>
            <text:list-item>
              <text:p text:style-name="P2">Do przeprowadzenia operacji założenia holu jednostki muszą stać na sąsiednich polach a na pokładzie każdej z nich musi być przynajmniej po dwóch marynarzy.</text:p>
            </text:list-item>
            <text:list-item>
              <text:p text:style-name="P2">Podczas holowania pokłady obu jednostek muszą być obsadzone tylko i wyłącznie przez marynarzy jednego gracza lub graczy pozostających w sojuszu.</text:p>
            </text:list-item>
            <text:list-item>
              <text:p text:style-name="P2">Założenie holu wymaga poświęcenia swej jednej tury.</text:p>
            </text:list-item>
            <text:list-item>
              <text:p text:style-name="P2">W trakcie holowania prędkość zespołu wynosi zawsze o jedno pole mniej, niż prędkość jednostki holującej (chyba, że pierwotnie wynosi ona jeden).</text:p>
            </text:list-item>
            <text:list-item>
              <text:p text:style-name="P2">Manewrowość jednostki holującej, poruszającej się według normalnych zasad wynosi jeden.</text:p>
            </text:list-item>
            <text:list-item>
              <text:p text:style-name="P2">Okręt holowany przesuwany jest zaraz po holującym, na zwolnione przezeń miejsce, a jego dziób ustawiany jest automatycznie w kierunku heksu zajmowanego przez jednostkę holującą.</text:p>
            </text:list-item>
            <text:list-item>
              <text:p text:style-name="P2">Holowanie nie jest możliwe przy wietrze o sile większej niż 8.</text:p>
            </text:list-item>
            <text:list-item>
              <text:p text:style-name="P2">Jeżeli siła wiatru przekroczy 8 w trakcie holowania, lina jest automatycznie rzucana.</text:p>
            </text:list-item>
            <text:list-item>
              <text:p text:style-name="P2">Nie można holować z wiatrem ani pod wiatr.</text:p>
            </text:list-item>
            <text:list-item>
              <text:p text:style-name="P2">Holowanie można przerwać w każdej chwili.</text:p>
            </text:list-item>
            <text:list-item>
              <text:p text:style-name="P2">Żadna z jednostek zespołu holowniczego nie może przeprowadzać abordażu.</text:p>
            </text:list-item>
            <text:list-item>
              <text:p text:style-name="P2">Jednostki zespołu mogą prowadzić ostrzał artyleryjski.</text:p>
            </text:list-item>
          </text:list>
        </text:list-item>
        <text:list-item>
          <text:p text:style-name="P2"><text:bookmark-start text:name="17 MIELIZNY"/>MIELIZNY<text:bookmark-end text:name="17 MIELIZNY"/></text:p>
          <text:list>
            <text:list-item>
              <text:p text:style-name="P2">Okręt, który znajdzie się na mieliźnie zmuszony jest do rzutu kostką. Wyrzucenie ponad czterech oczek w przypadku jednostki nie wiozącej srebra, a powyżej dwójki dla okrętu załadowanego srebrem oznacza, że jednostka ta osiadła na mieliźnie.</text:p>
            </text:list-item>
            <text:list-item>
              <text:p text:style-name="P9">Okręt, który osiadł na mieliźnie, nie może do chwili swego uwolnienia ani poruszać się, ani dokonywać zwrotów.</text:p>
            </text:list-item>
            <text:list-item>
              <text:p text:style-name="P2">Współczynnik szczęścia takiego okrętu jest natychmiast zmniejszany o jeden punkt.</text:p>
            </text:list-item>
            <text:list-item>
              <text:p text:style-name="P2">Gdy nie ma sztormu, na początku każdej tury danego gracza okręt ponosi jedno uszkodzenie kadłuba.</text:p>
            </text:list-item>
            <text:list-item>
              <text:p text:style-name="P2">Gdy wiatr przekracza 8, na początku każdej tury danego gracza okręt ponosi dwa uszkodzenia kadłuba.</text:p>
            </text:list-item>
            <text:list-item>
              <text:p text:style-name="P2">W każdej turze gracz może podjąć jedną próbę ściągnięcia jednostki z mielizny.</text:p>
            </text:list-item>
            <text:list-item>
              <text:p text:style-name="P2">Daną próbę można podczas danego ugrzęźnięcia wykonać tylko raz.</text:p>
            </text:list-item>
            <text:list-item>
              <text:p text:style-name="P2">Wyrzucenie całego srebra za burtę</text:p>
              <text:list>
                <text:list-item>
                  <text:p text:style-name="P2">Próbę można wykonać tylko, gdy jednostka wiezie srebro.</text:p>
                </text:list-item>
                <text:list-item>
                  <text:p text:style-name="P2"><text:soft-page-break/>Wynik rzutu większy niż dwa oznacza próbę udaną i automatycznie umożliwia wykonanie normalnego ruchu.</text:p>
                </text:list-item>
              </text:list>
            </text:list-item>
            <text:list-item>
              <text:p text:style-name="P2">Wyrzucenie za burtę całej artylerii</text:p>
              <text:list>
                <text:list-item>
                  <text:p text:style-name="P2">Próbę można wykonać tylko, gdy jednostka posiada artylerię.</text:p>
                </text:list-item>
                <text:list-item>
                  <text:p text:style-name="P2">Wynik rzutu różny od jeden oznacza próbę udaną i automatycznie umożliwia wykonanie normalnego ruchu.</text:p>
                </text:list-item>
              </text:list>
            </text:list-item>
            <text:list-item>
              <text:p text:style-name="P2">Podciągnięcie się na kotwicy.</text:p>
              <text:list>
                <text:list-item>
                  <text:p text:style-name="P2">W pierwszej turze gracz deklaruje podjęcie próby i nie wykonuje już dalszego ruchu.</text:p>
                </text:list-item>
                <text:list-item>
                  <text:p text:style-name="P2">W drugiej turze jedynym zadaniem jest sprawdzenie czy próba jest udana (gdy nie jest – nie wykonuje ruchu).</text:p>
                </text:list-item>
                <text:list-item>
                  <text:p text:style-name="P2">Suma dwóch rzutów mniejsza od aktualnej prędkości przeciętnej w węzłach okrętu oznacza próbę udaną i automatycznie umożliwia wykonanie normalnego ruchu.</text:p>
                </text:list-item>
              </text:list>
            </text:list-item>
            <text:list-item>
              <text:p text:style-name="P2">Odholowanie przez sojuszniczy okręt</text:p>
              <text:list>
                <text:list-item>
                  <text:p text:style-name="P2">W pierwszej turze okręt podpływa do jednostki holowanej.</text:p>
                </text:list-item>
                <text:list-item>
                  <text:p text:style-name="P2">W drugiej turze zakłada hol.</text:p>
                </text:list-item>
                <text:list-item>
                  <text:p text:style-name="P2">W trzeciej turze rzuca się kostką. Wynik mniejszy od sumy manewrowości obu okrętów oznacza próbę udaną i automatycznie umożliwia wykonanie normalnego ruchu.</text:p>
                </text:list-item>
                <text:list-item>
                  <text:p text:style-name="P2">Gdy jednostka holująca jest mniejsza od holowanej do wyniku rzutu dodać należy jeden.</text:p>
                </text:list-item>
                <text:list-item>
                  <text:p text:style-name="P2">Jeśli próba była nieudana, okręt holujący musi rzucić hol.</text:p>
                </text:list-item>
              </text:list>
            </text:list-item>
            <text:list-item>
              <text:p text:style-name="P2">Odholowanie łodziami ratunkowymi</text:p>
              <text:list>
                <text:list-item>
                  <text:p text:style-name="P2">Gdy suma dwóch rzutów jest większa niż 10, próba jest udana i automatycznie umożliwia wykonanie normalnego ruchu.</text:p>
                </text:list-item>
              </text:list>
            </text:list-item>
            <text:list-item>
              <text:p text:style-name="P2">Jednostki na mieliźnie podlegają podobnie jak okręty na pełnym morzu biernemu ruchowi podczas huraganu.</text:p>
            </text:list-item>
            <text:list-item>
              <text:p text:style-name="P2">Gdy pod wpływem wiatru okręt osiadły na mieliźnie przesunie się na inne pole będące mielizną to zmagania trwają nadal (w przeciwnym wypadku – okręt zostaje uwolniony).</text:p>
            </text:list-item>
          </text:list>
        </text:list-item>
        <text:list-item>
          <text:p text:style-name="P2"><text:bookmark text:name="18 SZCZĘŚCIE"/>SZCZĘŚCIE</text:p>
          <text:list>
            <text:list-item>
              <text:p text:style-name="P2">Każdy okręt, który przetrwał rozgrywkę otrzymuje jeden punkt szczęścia.</text:p>
            </text:list-item>
            <text:list-item>
              <text:p text:style-name="P2">Jeśli okręt zatopi lub zdobędzie abordażem przynajmniej jedną jednostkę wroga, premia wynosi dwa punkty.</text:p>
            </text:list-item>
            <text:list-item>
              <text:p text:style-name="P2">Jeśli wróci szczęśliwie, a ponadto odholuje lub obsadzi załogą wrogi okręt (który przetrwa rozgrywkę), to jego szczęście zwiększy się o trzy punkty.</text:p>
              <text:p text:style-name="P8">TODO:<text:span text:style-name="T9"> zdobyty okręt ma </text:span><text:span text:style-name="T14">przetrwać rozgrywkę</text:span><text:span text:style-name="T15">. Oznacza to, że nie wystarczy zwykły boolean, potrzeba zbioru wszystkich obsadzonych okrętów, który będzie pod koniec rozgrywki sprawdzany.</text:span></text:p>
            </text:list-item>
            <text:list-item>
              <text:p text:style-name="P2">Jeśli dowódca wykonał rzut kostką, z wyniku którego nie jest zadowolony, może go powtórzyć wykorzystując punkt szczęścia.</text:p>
            </text:list-item>
            <text:list-item>
              <text:p text:style-name="P2">Niewykorzystane punkty szczęścia kumulują się pomiędzy rozgrywkami.</text:p>
            </text:list-item>
            <text:list-item>
              <text:p text:style-name="P2">Punkty szczęścia nie mogą być przekazywane, sprzedawane, przekładane z jednostki na jednostkę.</text:p>
            </text:list-item>
            <text:list-item>
              <text:p text:style-name="P2">Punkty szczęścia zostają przy sprzedawanych/wypożyczanych jednostkach.</text:p>
            </text:list-item>
            <text:list-item>
              <text:p text:style-name="P2">Szczęście jednostki zdobytej abordażem lub stającej się wrakiem spada do zera.</text:p>
            </text:list-item>
            <text:list-item>
              <text:p text:style-name="P2">Szczęście nie może przyjmować wartości ujemnej.</text:p>
            </text:list-item>
          </text:list>
        </text:list-item>
        <text:list-item>
          <text:p text:style-name="P2"><text:bookmark-start text:name="19 BITWY NA LĄDZIE I OSTRZAŁ OKRĘTÓW Z LĄDU"/>BITWY NA LĄDZIE I OSTRZAŁ OKRĘTÓW Z LĄDU<text:bookmark-end text:name="19 BITWY NA LĄDZIE I OSTRZAŁ OKRĘTÓW Z LĄDU"/></text:p>
          <text:p text:style-name="P8">Uwaga: póki co ta opcja nie jest dostępna</text:p>
          <text:list>
            <text:list-item>
              <text:p text:style-name="P2">Rozwinięcie nieobowiązkowe (<text:span text:style-name="T7">ruleset</text:span>).</text:p>
            </text:list-item>
            <text:list-item>
              <text:p text:style-name="P2">Desant można wysadzić dobijając do brzegu w miejscu pozbawionym mielizn.</text:p>
            </text:list-item>
            <text:list-item>
              <text:p text:style-name="P2">Desant może składać się tylko z marynarzy i dział lekkich.</text:p>
            </text:list-item>
            <text:list-item>
              <text:p text:style-name="P2">Zasady desantu są jak przy przeładunku.</text:p>
            </text:list-item>
            <text:list-item>
              <text:p text:style-name="P2">Zasady ostrzału okrętów z lądu pozostają jak w przypadku dwóch okrętów.</text:p>
            </text:list-item>
            <text:list-item>
              <text:p text:style-name="P2">Można ostrzeliwać wrogą piechotę morską albo artylerię, przed strzałem należy określić cel.</text:p>
            </text:list-item>
            <text:list-item>
              <text:p text:style-name="P2">Marynarze toczą ze sobą na lądzie walkę wręcz według zasad walki abordażowej.</text:p>
            </text:list-item>
          </text:list>
        </text:list-item>
        <text:list-item>
          <text:p text:style-name="P2"><text:bookmark-start text:name="20 OPERACJE MIĘDZY ROZGRYWKAMI"/>OPERACJE MIĘDZY ROZGRYWKAMI<text:bookmark-end text:name="20 OPERACJE MIĘDZY ROZGRYWKAMI"/></text:p>
          <text:list>
            <text:list-item>
              <text:p text:style-name="P2">SPRZEDAŻ SREBRA</text:p>
              <text:list>
                <text:list-item>
                  <text:p text:style-name="P2">Każdy z graczy ustala cenę sprzedaży srebra w danej rozgrywce indywidualnie.</text:p>
                </text:list-item>
                <text:list-item>
                  <text:p text:style-name="P2">Hiszpanie nie mogą handlować srebrem z innymi graczami.</text:p>
                </text:list-item>
              </text:list>
            </text:list-item>
            <text:list-item>
              <text:p text:style-name="P2">REPERACJA JEDNOSTEK</text:p>
              <text:list>
                <text:list-item>
                  <text:p text:style-name="P2"><text:soft-page-break/>Zniszczone działo można zastąpić tylko innym działem tego samego lub mniejszego kalibru.</text:p>
                </text:list-item>
                <text:list-item>
                  <text:p text:style-name="P2">Na każdy okręt można zaciągnąć najwyżej 50 marynarzy w przerwie między rozgrywkami (czyli w przerwie gracz może łącznie zaciągnąć <text:span text:style-name="T1">50*[ilość_okrętów]</text:span> marynarzy.</text:p>
                </text:list-item>
                <text:list-item>
                  <text:p text:style-name="P2">Po naprawach żaden ze współczynników okrętu nie może być przekroczony.</text:p>
                </text:list-item>
              </text:list>
            </text:list-item>
            <text:list-item>
              <text:p text:style-name="P2">STOCZNIE I ODLEWNIE</text:p>
              <text:list>
                <text:list-item>
                  <text:p text:style-name="P2">Każda stocznia buduje jeden okręt na turę, który gracz może kupić za połowę jego normalnej ceny wywoławczej.</text:p>
                </text:list-item>
              </text:list>
            </text:list-item>
            <text:list-item>
              <text:p text:style-name="P2">KUPNO I SPRZEDAŻ OKRĘTÓW I ARTYLERII</text:p>
              <text:list>
                <text:list-item>
                  <text:p text:style-name="P2">Między rozgrywkami w sprzedaży znajduje się po jednym okręcie z każdego rodzaju.</text:p>
                  <text:p text:style-name="P8">Mod:<text:span text:style-name="T9"> pula banku ulega kumulacji</text:span></text:p>
                </text:list-item>
                <text:list-item>
                  <text:p text:style-name="P2">Okręty można sprzedawać bankowi za sumę równą połowie ceny wywoławczej pomniejszonej o koszty koniecznych napraw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Kłeczek</meta:initial-creator>
    <meta:creation-date>2009-11-11T13:19:26.26</meta:creation-date>
    <meta:generator>OpenOffice.org/3.3$Win32 OpenOffice.org_project/330m20$Build-9567</meta:generator>
    <dc:date>2012-10-27T18:48:41.91</dc:date>
    <meta:editing-duration>P16DT1H53M45S</meta:editing-duration>
    <meta:editing-cycles>631</meta:editing-cycles>
    <dc:creator>Paweł Kłeczek</dc:creator>
    <meta:document-statistic meta:table-count="0" meta:image-count="0" meta:object-count="0" meta:page-count="7" meta:paragraph-count="246" meta:word-count="3080" meta:character-count="21134"/>
    <meta:user-defined meta:name="Informacja 1"/>
    <meta:user-defined meta:name="Informacja 2"/>
    <meta:user-defined meta:name="Informacja 3"/>
    <meta:user-defined meta:name="Informacja 4"/>
  </office:meta>
</office:document-meta>
</file>